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10fbee" officeooo:paragraph-rsid="0010fbee"/>
    </style:style>
    <style:style style:name="T1" style:family="text">
      <style:text-properties officeooo:rsid="0010f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81 GERAR DOC. TRANSP.</text:span></text:p>
      <text:p text:style-name="P2"/>
      <text:p text:style-name="P2">NÃO REALIZAMOS A VT01N DEVIDO NÃO TER ITINERÁRIO.</text:p>
      <text:p text:style-name="P2">REALIZAMOS PELA VF0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6:19:35.238000000</dc:date>
    <meta:editing-duration>PT3H46M53S</meta:editing-duration>
    <meta:editing-cycles>10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17" meta:character-count="104" meta:non-whitespace-character-count="89"/>
  </office:meta>
</office:document-meta>
</file>